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fo:color="#000000" style:font-name="arial" fo:font-size="12pt" officeooo:rsid="0007d876" officeooo:paragraph-rsid="0007d876" style:font-size-asian="12pt" style:font-size-complex="12pt"/>
    </style:style>
    <style:style style:name="P2" style:family="paragraph" style:parent-style-name="Preformatted_20_Text">
      <style:paragraph-properties fo:line-height="150%"/>
      <style:text-properties fo:color="#000000" style:font-name="arial" fo:font-size="12pt" officeooo:rsid="0007d876" officeooo:paragraph-rsid="0007d876" style:font-size-asian="12pt" style:font-size-complex="12pt"/>
    </style:style>
    <style:style style:name="P3" style:family="paragraph" style:parent-style-name="Preformatted_20_Text" style:list-style-name="L1">
      <style:paragraph-properties fo:line-height="150%" fo:text-align="justify" style:justify-single-word="false"/>
      <style:text-properties fo:color="#000000" style:font-name="arial" fo:font-size="12pt" officeooo:rsid="000acc3d" officeooo:paragraph-rsid="000acc3d" style:font-size-asian="12pt" style:font-size-complex="12pt"/>
    </style:style>
    <style:style style:name="P4" style:family="paragraph" style:parent-style-name="Preformatted_20_Text" style:list-style-name="L1">
      <style:paragraph-properties fo:line-height="150%" fo:text-align="justify" style:justify-single-word="false"/>
      <style:text-properties fo:color="#000000" style:font-name="arial" fo:font-size="12pt" officeooo:rsid="000c8f78" officeooo:paragraph-rsid="000c8f78" style:font-size-asian="12pt" style:font-size-complex="12pt"/>
    </style:style>
    <style:style style:name="P5" style:family="paragraph" style:parent-style-name="Preformatted_20_Text" style:list-style-name="L1">
      <style:paragraph-properties fo:line-height="150%" fo:text-align="justify" style:justify-single-word="false"/>
      <style:text-properties fo:color="#000000" style:font-name="arial" fo:font-size="12pt" officeooo:rsid="000db94a" officeooo:paragraph-rsid="000db94a" style:font-size-asian="12pt" style:font-size-complex="12pt"/>
    </style:style>
    <style:style style:name="T1" style:family="text">
      <style:text-properties officeooo:rsid="000a7185"/>
    </style:style>
    <style:style style:name="T2" style:family="text">
      <style:text-properties officeooo:rsid="000faa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ipulando Dados I<text:span text:style-name="T1">I</text:span></text:p>
      <text:p text:style-name="P2"/>
      <text:list xml:id="list2057634027" text:style-name="L1">
        <text:list-item>
          <text:p text:style-name="P3">lista = [valoresdalista], cria uma lista com valores, se não tiver nenhum valor cria uma lista vazia.</text:p>
        </text:list-item>
        <text:list-item>
          <text:p text:style-name="P3">Para selecionar uma parte dos dados da lista: lista[ : 3]</text:p>
        </text:list-item>
        <text:list-item>
          <text:p text:style-name="P4">dataframe = pandas.DataFrame(lista_de_dados): cria um dataframe com pandas</text:p>
        </text:list-item>
        <text:list-item>
          <text:p text:style-name="P5">.head(): método que apresenta dados do dataframe</text:p>
        </text:list-item>
        <text:list-item>
          <text:p text:style-name="P5">.shape: atributo que mostra o número de colunas e linhas do dataframe</text:p>
        </text:list-item>
        <text:list-item>
          <text:p text:style-name="P5">.<text:span text:style-name="T2">index: atributo que detalha as linhas do dataframe</text:span></text:p>
        </text:list-item>
        <text:list-item>
          <text:p text:style-name="P3">Atributo .dtypes: Mostra os tipos de dados do dataframe</text:p>
        </text:list-item>
        <text:list-item>
          <text:p text:style-name="P3">value_counts(): Método para contar os valores</text:p>
        </text:list-item>
        <text:list-item>
          <text:p text:style-name="P3">.isna(): verifica se existem valores faltantes(nulos)</text:p>
        </text:list-item>
        <text:list-item>
          <text:p text:style-name="P3">nomedodataframe.columns: mostra o nome das colunas</text:p>
        </text:list-item>
        <text:list-item>
          <text:p text:style-name="P3">nomedodataframe[‘novacoluna’]: cria nova coluna no dataframe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9T15:00:43.672257662</dc:date>
    <meta:editing-duration>PT23M4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11" meta:character-count="695" meta:non-whitespace-character-count="608"/>
  </office:meta>
</office:document-meta>
</file>